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88cm" fo:min-width="3.15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08cm" fo:min-width="5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71cm" svg:stroke-color="#000000" draw:marker-start-width="0.306cm" draw:marker-end="Arrow" draw:marker-end-width="0.306cm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09cm" fo:min-width="4.31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09cm" fo:min-width="3.09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55cm"/>
    </style:style>
    <style:style style:name="gr7" style:family="graphic" style:parent-style-name="standard">
      <style:graphic-properties svg:stroke-width="0.028cm" svg:stroke-color="#ffffff" draw:marker-start-width="0.242cm" draw:marker-end-width="0.242cm" draw:fill="none" draw:textarea-horizontal-align="justify" draw:textarea-vertical-align="middle" draw:auto-grow-height="false" fo:min-height="39.732cm" fo:min-width="33.472cm" fo:padding-top="0.139cm" fo:padding-bottom="0.139cm" fo:padding-left="0.264cm" fo:padding-right="0.264cm"/>
    </style:style>
    <style:style style:name="gr8" style:family="graphic" style:parent-style-name="standard" style:list-style-name="L1">
      <style:graphic-properties draw:stroke="dash" draw:stroke-dash="Fine_20_Dashed" svg:stroke-width="0.141cm" svg:stroke-color="#622502" draw:marker-start-width="0.411cm" draw:marker-end-width="0.411cm" draw:fill="none" draw:textarea-horizontal-align="justify" draw:textarea-vertical-align="top" draw:auto-grow-height="false" fo:min-height="12.11cm" fo:min-width="31.36cm" fo:padding-top="0.195cm" fo:padding-bottom="0.195cm" fo:padding-left="0.32cm" fo:padding-right="0.3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622502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622502" style:text-outline="false" style:text-line-through-style="none" style:text-line-through-type="none" style:font-name="Times New Roman" fo:font-size="30pt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.5cm" svg:x="28.7cm" svg:y="4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" draw:id="id2" draw:layer="layout" svg:width="6cm" svg:height="2.01cm" svg:x="27.7cm" svg:y="8.7cm">
          <text:p text:style-name="P1"><text:span text:style-name="T2">Set power</text:span><text:span text:style-name="T2"><text:line-break/></text:span><text:span text:style-name="T2">for HVAC uni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0.7cm" svg:y1="5.5cm" svg:x2="30.7cm" svg:y2="8.7cm" draw:start-shape="id1" draw:start-glue-point="6" draw:end-shape="id2" draw:end-glue-point="4" svg:d="M30700 5500v3200" svg:viewBox="0 0 1 3201">
          <text:p/>
        </draw:connector>
        <draw:custom-shape draw:style-name="gr4" draw:text-style-name="P3" xml:id="id4" draw:id="id4" draw:layer="layout" svg:width="8cm" svg:height="2.01cm" svg:x="35.7cm" svg:y="4.2cm">
          <text:p text:style-name="P1"><text:span text:style-name="T2">Wind power</text:span></text:p>
          <text:p text:style-name="P1"><text:span text:style-name="T2">genera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3" draw:id="id3" draw:layer="layout" svg:width="8cm" svg:height="2.01cm" svg:x="17.7cm" svg:y="4.2cm">
          <text:p text:style-name="P1"><text:span text:style-name="T2">Industrial power</text:span></text:p>
          <text:p text:style-name="P1"><text:span text:style-name="T2">consump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21.7cm" svg:y1="6.21cm" svg:x2="27.7cm" svg:y2="9.705cm" draw:start-shape="id3" draw:start-glue-point="8" draw:end-shape="id2" draw:end-glue-point="5" svg:d="M21700 6210v3495h6000" svg:viewBox="0 0 6001 3496">
          <text:p/>
        </draw:connector>
        <draw:connector draw:style-name="gr3" draw:text-style-name="P1" draw:layer="layout" svg:x1="39.7cm" svg:y1="6.21cm" svg:x2="33.7cm" svg:y2="9.705cm" draw:start-shape="id4" draw:start-glue-point="8" draw:end-shape="id2" draw:end-glue-point="7" svg:d="M39700 6210v3495h-6000" svg:viewBox="0 0 6001 3496">
          <text:p/>
        </draw:connector>
        <draw:connector draw:style-name="gr3" draw:text-style-name="P1" draw:layer="layout" svg:x1="30.7cm" svg:y1="10.71cm" svg:x2="30.7cm" svg:y2="16.2cm" draw:start-shape="id2" draw:end-shape="id5" draw:end-glue-point="4" svg:d="M30700 10710v5490" svg:viewBox="0 0 1 5491">
          <text:p/>
        </draw:connector>
        <draw:custom-shape draw:style-name="gr5" draw:text-style-name="P3" xml:id="id13" draw:id="id13" draw:layer="layout" svg:width="6cm" svg:height="2.01cm" svg:x="36.7cm" svg:y="21.2cm">
          <text:p text:style-name="P1"><text:span text:style-name="T2">Ambient</text:span><text:span text:style-name="T2"><text:line-break/></text:span><text:span text:style-name="T2">temperature</text:span><text:span text:style-name="T2"><text:line-break/></text:span><text:span text:style-name="T2">forecas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6" draw:id="id6" draw:layer="layout" svg:width="6cm" svg:height="2.01cm" svg:x="36.7cm" svg:y="16.2cm">
          <text:p text:style-name="P1"><text:span text:style-name="T2">Operation mode</text:span></text:p>
          <text:p text:style-name="P1"><text:span text:style-name="T2">of HVAC uni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6.7cm" svg:y1="17.205cm" svg:x2="33.7cm" svg:y2="17.205cm" draw:start-shape="id6" draw:end-shape="id5" draw:end-glue-point="7" svg:d="M36700 17205h-3000" svg:viewBox="0 0 3001 1">
          <text:p/>
        </draw:connector>
        <draw:custom-shape draw:style-name="gr4" draw:text-style-name="P3" xml:id="id10" draw:id="id10" draw:layer="layout" svg:width="8cm" svg:height="2.01cm" svg:x="31.7cm" svg:y="33.1cm">
          <text:p text:style-name="P1"><text:span text:style-name="T2">Room temperature</text:span></text:p>
          <text:p text:style-name="P1"><text:span text:style-name="T2">of building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5" draw:id="id5" draw:layer="layout" svg:width="6cm" svg:height="2.01cm" svg:x="27.7cm" svg:y="16.2cm">
          <text:p text:style-name="P1"><text:span text:style-name="T2">Dispatch algorith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7" draw:id="id7" draw:layer="layout" svg:width="6cm" svg:height="2.01cm" svg:x="19.7cm" svg:y="27.2cm">
          <text:p text:style-name="P1"><text:span text:style-name="T2">HVAC group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6cm" svg:height="2.01cm" svg:x="27.7cm" svg:y="27.2cm">
          <text:p text:style-name="P1"><text:span text:style-name="T2">HVAC group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6cm" svg:height="2.01cm" svg:x="35.7cm" svg:y="27.2cm">
          <text:p text:style-name="P1"><text:span text:style-name="T2">HVAC group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2cm" svg:height="1.8cm" svg:x="33.7cm" svg:y="27.3cm">
          <draw:text-box>
            <text:p text:style-name="P1"><text:span text:style-name="T3">. . .</text:span></text:p>
          </draw:text-box>
        </draw:frame>
        <draw:connector draw:style-name="gr3" draw:text-style-name="P1" draw:layer="layout" draw:line-skew="2.294cm" svg:x1="30.7cm" svg:y1="18.21cm" svg:x2="22.7cm" svg:y2="27.2cm" draw:start-shape="id5" draw:start-glue-point="6" draw:end-shape="id7" draw:end-glue-point="4" svg:d="M30700 18210v6790h-8000v2200" svg:viewBox="0 0 8001 8991">
          <text:p/>
        </draw:connector>
        <draw:connector draw:style-name="gr3" draw:text-style-name="P1" draw:layer="layout" svg:x1="30.7cm" svg:y1="18.21cm" svg:x2="30.7cm" svg:y2="27.2cm" draw:start-shape="id5" draw:end-shape="id8" draw:end-glue-point="4" svg:d="M30700 18210v8990" svg:viewBox="0 0 1 8991">
          <text:p/>
        </draw:connector>
        <draw:connector draw:style-name="gr3" draw:text-style-name="P1" draw:layer="layout" draw:line-skew="2.294cm" svg:x1="30.7cm" svg:y1="18.21cm" svg:x2="38.7cm" svg:y2="27.2cm" draw:start-shape="id5" draw:start-glue-point="6" draw:end-shape="id9" draw:end-glue-point="4" svg:d="M30700 18210v6790h8000v2200" svg:viewBox="0 0 8001 8991">
          <text:p/>
        </draw:connector>
        <draw:connector draw:style-name="gr3" draw:text-style-name="P5" draw:layer="layout" svg:x1="30.7cm" svg:y1="29.21cm" svg:x2="35.7cm" svg:y2="33.1cm" draw:start-shape="id8" draw:end-shape="id10" draw:end-glue-point="5" svg:d="M30700 29210v1946h5000v1944" svg:viewBox="0 0 5001 3891">
          <text:p/>
        </draw:connector>
        <draw:connector draw:style-name="gr3" draw:text-style-name="P1" draw:layer="layout" svg:x1="30.7cm" svg:y1="29.21cm" svg:x2="25.7cm" svg:y2="33.1cm" draw:start-shape="id8" draw:start-glue-point="6" draw:end-shape="id11" draw:end-glue-point="5" svg:d="M30700 29210v1946h-5000v1944" svg:viewBox="0 0 5001 3891">
          <text:p/>
        </draw:connector>
        <draw:connector draw:style-name="gr3" draw:text-style-name="P1" draw:layer="layout" svg:x1="22.7cm" svg:y1="29.21cm" svg:x2="25.7cm" svg:y2="33.1cm" draw:start-shape="id7" draw:start-glue-point="6" draw:end-shape="id11" draw:end-glue-point="5" svg:d="M22700 29210v1946h3000v1944" svg:viewBox="0 0 3001 3891">
          <text:p/>
        </draw:connector>
        <draw:connector draw:style-name="gr3" draw:text-style-name="P1" draw:layer="layout" svg:x1="38.7cm" svg:y1="29.21cm" svg:x2="25.7cm" svg:y2="33.1cm" draw:start-shape="id9" draw:start-glue-point="6" draw:end-shape="id11" draw:end-glue-point="5" svg:d="M38700 29210v1946h-13000v1944" svg:viewBox="0 0 13001 3891">
          <text:p/>
        </draw:connector>
        <draw:custom-shape draw:style-name="gr4" draw:text-style-name="P3" xml:id="id11" draw:id="id11" draw:layer="layout" svg:width="8cm" svg:height="2.01cm" svg:x="21.7cm" svg:y="33.1cm">
          <text:p text:style-name="P1"><text:span text:style-name="T2">Status update</text:span></text:p>
          <text:p text:style-name="P1"><text:span text:style-name="T2">of HVAC uni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5" draw:layer="layout" svg:x1="22.7cm" svg:y1="29.21cm" svg:x2="35.7cm" svg:y2="33.1cm" draw:start-shape="id7" draw:start-glue-point="6" draw:end-shape="id10" draw:end-glue-point="5" svg:d="M22700 29210v1946h13000v1944" svg:viewBox="0 0 13001 3891">
          <text:p/>
        </draw:connector>
        <draw:connector draw:style-name="gr3" draw:text-style-name="P5" draw:layer="layout" svg:x1="38.7cm" svg:y1="29.21cm" svg:x2="35.7cm" svg:y2="33.1cm" draw:start-shape="id9" draw:start-glue-point="6" draw:end-shape="id10" draw:end-glue-point="5" svg:d="M38700 29210v1946h-3000v1944" svg:viewBox="0 0 3001 3891">
          <text:p/>
        </draw:connector>
        <draw:connector draw:style-name="gr3" draw:text-style-name="P1" draw:layer="layout" draw:line-skew="1.062cm -0.973cm" svg:x1="25.7cm" svg:y1="35.11cm" svg:x2="19.2cm" svg:y2="17.205cm" draw:start-shape="id11" draw:start-glue-point="8" draw:end-shape="id12" draw:end-glue-point="5" svg:d="M25700 35110v1590h-8000v-19495h1500" svg:viewBox="0 0 8001 19496">
          <text:p/>
        </draw:connector>
        <draw:connector draw:style-name="gr3" draw:text-style-name="P1" draw:layer="layout" draw:line-skew="1.062cm -0.973cm" svg:x1="35.7cm" svg:y1="35.11cm" svg:x2="19.2cm" svg:y2="17.205cm" draw:start-shape="id10" draw:start-glue-point="8" draw:end-shape="id12" draw:end-glue-point="5" svg:d="M35700 35110v1590h-18000v-19495h1500" svg:viewBox="0 0 18001 19496">
          <text:p/>
        </draw:connector>
        <draw:custom-shape draw:style-name="gr2" draw:text-style-name="P3" xml:id="id12" draw:id="id12" draw:layer="layout" svg:width="6cm" svg:height="2.01cm" svg:x="19.2cm" svg:y="16.2cm">
          <text:p text:style-name="P1"><text:span text:style-name="T2">Priority list</text:span></text:p>
          <text:p text:style-name="P1"><text:span text:style-name="T2">of HVAC uni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34cm" svg:height="40.01cm" svg:x="13.7cm" svg:y="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9.7cm" svg:y1="21.2cm" svg:x2="39.7cm" svg:y2="18.21cm" draw:start-shape="id13" draw:start-glue-point="5" draw:end-shape="id6" draw:end-glue-point="6" svg:d="M39700 21200v-2990" svg:viewBox="0 0 1 2991">
          <text:p/>
        </draw:connector>
        <draw:connector draw:style-name="gr3" draw:text-style-name="P1" draw:layer="layout" svg:x1="25.2cm" svg:y1="17.205cm" svg:x2="27.7cm" svg:y2="17.205cm" draw:start-shape="id12" draw:start-glue-point="7" draw:end-shape="id5" svg:d="M25200 17205h2500" svg:viewBox="0 0 2501 1">
          <text:p/>
        </draw:connector>
        <draw:connector draw:style-name="gr3" draw:text-style-name="P1" draw:layer="layout" draw:line-skew="1.062cm -16.528cm -2.373cm" svg:x1="25.7cm" svg:y1="35.11cm" svg:x2="30.7cm" svg:y2="16.2cm" draw:start-shape="id11" draw:start-glue-point="8" draw:end-shape="id5" draw:end-glue-point="4" svg:d="M25700 35110v1590h-8000v-23400h13000v2900" svg:viewBox="0 0 13001 23401">
          <text:p/>
        </draw:connector>
        <draw:connector draw:style-name="gr3" draw:text-style-name="P1" draw:layer="layout" draw:line-skew="1.062cm -9.473cm -2.373cm" svg:x1="35.7cm" svg:y1="35.11cm" svg:x2="30.7cm" svg:y2="16.2cm" draw:start-shape="id10" draw:start-glue-point="8" draw:end-shape="id5" draw:end-glue-point="4" svg:d="M35700 35110v1590h-18000v-23400h13000v2900" svg:viewBox="0 0 18001 23401">
          <text:p/>
        </draw:connector>
        <draw:custom-shape draw:style-name="gr8" draw:text-style-name="P8" draw:layer="layout" svg:width="32cm" svg:height="12.5cm" svg:x="14.7cm" svg:y="7.2cm">
          <text:p text:style-name="P7"><text:span text:style-name="T4">Central</text:span></text:p>
          <text:p text:style-name="P7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14" draw:id="id14" draw:layer="layout" svg:width="4cm" svg:height="1.5cm" svg:x="28.7cm" svg:y="6.8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15" draw:id="id15" draw:layer="layout" svg:width="6cm" svg:height="2.01cm" svg:x="27.7cm" svg:y="11.5cm">
          <text:p text:style-name="P1"><text:span text:style-name="T2">Set power</text:span><text:span text:style-name="T2"><text:line-break/></text:span><text:span text:style-name="T2">for B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0.7cm" svg:y1="8.3cm" svg:x2="30.7cm" svg:y2="11.5cm" draw:start-shape="id14" draw:start-glue-point="6" draw:end-shape="id15" draw:end-glue-point="4" svg:d="M30700 8300v3200" svg:viewBox="0 0 1 3201">
          <text:p/>
        </draw:connector>
        <draw:custom-shape draw:style-name="gr4" draw:text-style-name="P3" xml:id="id17" draw:id="id17" draw:layer="layout" svg:width="8cm" svg:height="2.01cm" svg:x="35.7cm" svg:y="7cm">
          <text:p text:style-name="P1"><text:span text:style-name="T2">Wind power</text:span></text:p>
          <text:p text:style-name="P1"><text:span text:style-name="T2">genera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16" draw:id="id16" draw:layer="layout" svg:width="8cm" svg:height="2.01cm" svg:x="17.7cm" svg:y="7cm">
          <text:p text:style-name="P1"><text:span text:style-name="T2">Industrial power</text:span></text:p>
          <text:p text:style-name="P1"><text:span text:style-name="T2">consump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21.7cm" svg:y1="9.01cm" svg:x2="27.7cm" svg:y2="12.505cm" draw:start-shape="id16" draw:start-glue-point="8" draw:end-shape="id15" draw:end-glue-point="5" svg:d="M21700 9010v3495h6000" svg:viewBox="0 0 6001 3496">
          <text:p/>
        </draw:connector>
        <draw:connector draw:style-name="gr3" draw:text-style-name="P1" draw:layer="layout" svg:x1="39.7cm" svg:y1="9.01cm" svg:x2="33.7cm" svg:y2="12.505cm" draw:start-shape="id17" draw:start-glue-point="8" draw:end-shape="id15" draw:end-glue-point="7" svg:d="M39700 9010v3495h-6000" svg:viewBox="0 0 6001 3496">
          <text:p/>
        </draw:connector>
        <draw:connector draw:style-name="gr3" draw:text-style-name="P1" draw:layer="layout" svg:x1="30.7cm" svg:y1="13.51cm" svg:x2="30.7cm" svg:y2="19cm" draw:start-shape="id15" draw:end-shape="id18" draw:end-glue-point="4" svg:d="M30700 13510v5490" svg:viewBox="0 0 1 5491">
          <text:p/>
        </draw:connector>
        <draw:custom-shape draw:style-name="gr2" draw:text-style-name="P3" xml:id="id18" draw:id="id18" draw:layer="layout" svg:width="6cm" svg:height="2.01cm" svg:x="27.7cm" svg:y="19cm">
          <text:p text:style-name="P1"><text:span text:style-name="T2">BESS algorith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1" draw:id="id21" draw:layer="layout" svg:width="8cm" svg:height="2.01cm" svg:x="26.7cm" svg:y="29cm">
          <text:p text:style-name="P1"><text:span text:style-name="T2">BESS</text:span></text:p>
          <text:p text:style-name="P1"><text:span text:style-name="T2">state of char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6" draw:layer="layout" svg:width="34cm" svg:height="40.01cm" svg:x="13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8cm" svg:height="2.01cm" svg:x="17.7cm" svg:y="16cm">
          <text:p text:style-name="P1"><text:span text:style-name="T2">Power consumption</text:span></text:p>
          <text:p text:style-name="P1"><text:span text:style-name="T2">Of HVAC uni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21.7cm" svg:y1="16cm" svg:x2="27.7cm" svg:y2="12.505cm" draw:start-shape="id19" draw:start-glue-point="5" draw:end-shape="id15" draw:end-glue-point="5" svg:d="M21700 16000v-3495h6000" svg:viewBox="0 0 6001 3496">
          <text:p/>
        </draw:connector>
        <draw:custom-shape draw:style-name="gr2" draw:text-style-name="P3" xml:id="id20" draw:id="id20" draw:layer="layout" svg:width="6cm" svg:height="2.01cm" svg:x="27.7cm" svg:y="24cm">
          <text:p text:style-name="P1"><text:span text:style-name="T2">B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0.7cm" svg:y1="21.01cm" svg:x2="30.7cm" svg:y2="24cm" draw:start-shape="id18" draw:start-glue-point="6" draw:end-shape="id20" draw:end-glue-point="4" svg:d="M30700 21010v2990" svg:viewBox="0 0 1 2991">
          <text:p/>
        </draw:connector>
        <draw:connector draw:style-name="gr3" draw:text-style-name="P1" draw:layer="layout" svg:x1="30.7cm" svg:y1="26.01cm" svg:x2="30.7cm" svg:y2="29cm" draw:start-shape="id20" draw:start-glue-point="6" draw:end-shape="id21" draw:end-glue-point="5" svg:d="M30700 26010v2990" svg:viewBox="0 0 1 2991">
          <text:p/>
        </draw:connector>
        <draw:connector draw:style-name="gr3" draw:text-style-name="P1" draw:layer="layout" draw:line-skew="1.462cm -1.473cm" svg:x1="30.7cm" svg:y1="31.01cm" svg:x2="27.7cm" svg:y2="20.005cm" draw:start-shape="id21" draw:start-glue-point="8" draw:end-shape="id18" draw:end-glue-point="5" svg:d="M30700 31010v1990h-6000v-12995h3000" svg:viewBox="0 0 6001 129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1:38:57.876000000</meta:creation-date>
    <dc:date>2017-09-10T22:36:15.721000000</dc:date>
    <meta:editing-duration>PT2H13M26S</meta:editing-duration>
    <meta:editing-cycles>30</meta:editing-cycles>
    <meta:generator>LibreOffice/5.3.4.2$Windows_X86_64 LibreOffice_project/f82d347ccc0be322489bf7da61d7e4ad13fe2ff3</meta:generator>
    <meta:document-statistic meta:object-count="53"/>
  </office:meta>
</office:document-meta>
</file>